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1.2201in"/>
    </style:style>
    <style:style style:name="ro1" style:family="table-row">
      <style:table-row-properties style:row-height="0.1925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2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5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15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1149" calcext:value-type="float">
            <text:p>1149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2068" calcext:value-type="float">
            <text:p>2068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6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L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2" office:value-type="percentage" office:value="0.292888095845017" calcext:value-type="percentage">
            <text:p>29.29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571" calcext:value-type="percentage">
            <text:p>57.10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2" office:value-type="percentage" office:value="0.527147591129238" calcext:value-type="percentage">
            <text:p>52.71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02" calcext:value-type="percentage">
            <text:p>80.20%</text:p>
          </table:table-cell>
          <table:table-cell table:number-columns-repeated="4"/>
        </table:table-row>
        <table:table-row table:style-name="ro4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SqueezeNet</text:p>
          </table:table-cell>
          <table:covered-table-cell table:style-name="ce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1135" calcext:value-type="float">
            <text:p>1135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2113" calcext:value-type="float">
            <text:p>2113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L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2" office:value-type="percentage" office:value="0.289319398419577" calcext:value-type="percentage">
            <text:p>28.93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575" calcext:value-type="percentage">
            <text:p>57.50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2" office:value-type="percentage" office:value="0.538618404282437" calcext:value-type="percentage">
            <text:p>53.86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03" calcext:value-type="percentage">
            <text:p>80.30%</text:p>
          </table:table-cell>
          <table:table-cell table:number-columns-repeated="4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13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L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3" office:value-type="percentage" office:value="0.00101962783583992" calcext:value-type="percentage">
            <text:p>0.10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094" calcext:value-type="percentage">
            <text:p>70.94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3" office:value-type="percentage" office:value="0.00535304613815957" calcext:value-type="percentage">
            <text:p>0.5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999" calcext:value-type="percentage">
            <text:p>89.99%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4">
          <table:table-cell table:style-name="Default" table:number-columns-spanned="4" table:number-rows-spanned="1"/>
          <table:covered-table-cell/>
          <table:covered-table-cell table:style-name="Default"/>
          <table:covered-table-cell/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Inception BN</text:p>
          </table:table-cell>
          <table:covered-table-cell table:style-name="ce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2366" calcext:value-type="float">
            <text:p>2366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3326" calcext:value-type="float">
            <text:p>332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41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L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4" office:value-type="percentage" office:value="0.603109864899312" calcext:value-type="percentage">
            <text:p>60.3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828" calcext:value-type="percentage">
            <text:p>82.80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4" office:value-type="percentage" office:value="0.847820545500892" calcext:value-type="percentage">
            <text:p>84.78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642" calcext:value-type="percentage">
            <text:p>96.42%</text:p>
          </table:table-cell>
          <table:table-cell table:number-columns-repeated="4"/>
        </table:table-row>
        <table:table-row table:style-name="ro4" table:number-rows-repeated="10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L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3" office:value-type="percentage" office:value="0.00152944175375988" calcext:value-type="percentage">
            <text:p>0.15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3" office:value-type="percentage" office:value="0.00739230180983941" calcext:value-type="percentage">
            <text:p>0.7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number-columns-repeated="4"/>
        </table:table-row>
        <table:table-row table:style-name="ro4" table:number-rows-repeated="3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ResNet50 V2</text:p>
          </table:table-cell>
          <table:covered-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91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L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3" office:value-type="percentage" office:value="0.00713739485087943" calcext:value-type="percentage">
            <text:p>0.7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581" calcext:value-type="percentage">
            <text:p>75.81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3" office:value-type="percentage" office:value="0.0203925567167984" calcext:value-type="percentage">
            <text:p>2.0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number-columns-repeated="4"/>
        </table:table-row>
        <table:table-row table:style-name="ro4" table:number-rows-repeated="3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VGG16 BN</text:p>
          </table:table-cell>
          <table:covered-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489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Hi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3" office:value-type="percentage" office:value="0.00841192964567933" calcext:value-type="percentage">
            <text:p>0.84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271" calcext:value-type="percentage">
            <text:p>72.71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21" calcext:value-type="percentage">
            <text:p>91.21%</text:p>
          </table:table-cell>
          <table:table-cell table:number-columns-repeated="4"/>
        </table:table-row>
        <table:table-row table:style-name="ro4" table:number-rows-repeated="3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VGG19</text:p>
          </table:table-cell>
          <table:covered-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1749" calcext:value-type="float">
            <text:p>1749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2719" calcext:value-type="float">
            <text:p>2719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9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Hi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2" office:value-type="percentage" office:value="0.445832271221004" calcext:value-type="percentage">
            <text:p>44.58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72" calcext:value-type="percentage">
            <text:p>73.72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2" office:value-type="percentage" office:value="0.693092021412185" calcext:value-type="percentage">
            <text:p>69.31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58" calcext:value-type="percentage">
            <text:p>91.58%</text:p>
          </table:table-cell>
          <table:table-cell table:number-columns-repeated="4"/>
        </table:table-row>
        <table:table-row table:style-name="ro4" table:number-rows-repeated="3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VCC19 BN</text:p>
          </table:table-cell>
          <table:covered-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Guess T1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uess T5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7 M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17" office:value-type="string" calcext:value-type="string">
            <text:p>Hi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1</text:p>
          </table:table-cell>
          <table:table-cell table:style-name="ce13" office:value-type="percentage" office:value="0.00764720876879939" calcext:value-type="percentage">
            <text:p>0.76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83" calcext:value-type="percentage">
            <text:p>73.83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79" calcext:value-type="percentage">
            <text:p>91.79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06:24.62769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3-24T16:43:28.974851056</dc:date>
    <meta:editing-duration>PT1H9S</meta:editing-duration>
    <meta:editing-cycles>14</meta:editing-cycles>
    <meta:generator>LibreOffice/7.0.3.1$Linux_X86_64 LibreOffice_project/00$Build-1</meta:generator>
    <meta:document-statistic meta:table-count="1" meta:cell-count="189" meta:object-count="0"/>
  </office:meta>
</office:document-meta>
</file>